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0D0000012FD57413BF.png" manifest:media-type="image/png"/>
  <manifest:file-entry manifest:full-path="Pictures/10000000000001F700000170E41D237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2cm" svg:height="11.531cm" svg:x="1.9cm" svg:y="9cm">
          <draw:image xlink:href="Pictures/10000000000001F700000170E41D2377.png" xlink:type="simple" xlink:show="embed" xlink:actuate="onLoad">
            <text:p/>
          </draw:image>
        </draw:frame>
        <draw:frame draw:style-name="gr1" draw:text-style-name="P1" draw:layer="layout" svg:width="21.4cm" svg:height="10.999cm" svg:x="4.1cm" svg:y="0.2cm">
          <draw:image xlink:href="Pictures/100000000000020D0000012FD57413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3-02-13T20:50:32</meta:creation-date>
    <dc:date>2013-02-13T20:54:37</dc:date>
    <dc:creator>Jeff Gomes</dc:creator>
    <meta:editing-duration>PT2M45S</meta:editing-duration>
    <meta:editing-cycles>3</meta:editing-cycles>
    <meta:generator>LibreOffice/3.5$Linux_X86_64 LibreOffice_project/350m1$Build-2</meta:generator>
    <meta:document-statistic meta:object-count="25"/>
  </office:meta>
</office:document-meta>
</file>